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4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.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4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4.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4.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5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cm" fo:min-width="5.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6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85cm" fo:min-width="6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45cm" fo:min-width="4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7cm" svg:height="1.7cm" svg:x="3.5cm" svg:y="1.3cm">
          <text:p text:style-name="P1">Main</text:p>
          <text:p text:style-name="P1">main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3.6cm" svg:x="8cm" svg:y="1.3cm">
          <text:p text:style-name="P1">MainFram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2.5cm" svg:x="14.9cm" svg:y="12cm">
          <text:p text:style-name="P1">ActionAbou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1.1cm" svg:x="0.2cm" svg:y="14.3cm">
          <text:p text:style-name="P1">ActionHel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7cm" svg:x="10.3cm" svg:y="14.6cm">
          <text:p text:style-name="P1">ActionNewGa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1.9cm" svg:x="5.4cm" svg:y="13.3cm">
          <text:p text:style-name="P1">ActionRecord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cm" svg:height="1.8cm" svg:x="5.4cm" svg:y="15.8cm">
          <text:p text:style-name="P1">ActionResetGam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1cm" svg:height="2.1cm" svg:x="5.5cm" svg:y="18.2cm">
          <text:p text:style-name="P1">InsertActi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3cm" svg:height="1.9cm" svg:x="5.3cm" svg:y="20.9cm">
          <text:p text:style-name="P1">PlayingFiel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1cm" svg:height="2.2cm" svg:x="5cm" svg:y="23.4cm">
          <text:p text:style-name="P1">Resaul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cm" svg:height="2.1cm" svg:x="5cm" svg:y="26.3cm">
          <text:p text:style-name="P1">SaveResaul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5cm" svg:height="2.7cm" svg:x="14.8cm" svg:y="17.3cm">
          <text:p text:style-name="P1">Settings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.5cm" svg:y1="2.1cm" svg:x2="3.5cm" svg:y2="2.1cm">
          <text:p/>
        </draw:line>
        <draw:line draw:style-name="gr13" draw:text-style-name="P2" draw:layer="layout" svg:x1="6.2cm" svg:y1="2.1cm" svg:x2="8cm" svg:y2="2.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30T13:35:04.468000000</meta:creation-date>
    <dc:date>2020-10-30T15:14:28.720000000</dc:date>
    <meta:editing-duration>PT1H29M14S</meta:editing-duration>
    <meta:editing-cycles>1</meta:editing-cycles>
    <meta:document-statistic meta:object-count="14"/>
    <meta:generator>LibreOffice/6.4.6.2$Windows_x86 LibreOffice_project/0ce51a4fd21bff07a5c061082cc82c5ed232f115</meta:generator>
  </office:meta>
</office:document-meta>
</file>